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ooow="http://openoffice.org/2004/writer" xmlns:dr3d="urn:oasis:names:tc:opendocument:xmlns:dr3d:1.0" xmlns:xsi="http://www.w3.org/2001/XMLSchema-instance" xmlns:fo="urn:oasis:names:tc:opendocument:xmlns:xsl-fo-compatible:1.0" xmlns:xlink="http://www.w3.org/1999/xlink" xmlns:office="urn:oasis:names:tc:opendocument:xmlns:office:1.0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style="urn:oasis:names:tc:opendocument:xmlns:style:1.0" xmlns:dom="http://www.w3.org/2001/xml-events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List_20_1" style:list-style-name="List_20_1"/>
    <style:style style:name="P2" style:family="paragraph" style:parent-style-name="Numbering_20_1" style:list-style-name="Numbering_20_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details_P1" style:parent-style-name="details"/>
    <style:style style:family="paragraph" style:list-style-name="Numbering_20_1" style:name="details_P2" style:parent-style-name="details"/>
    <style:style style:family="paragraph" style:name="details_P3" style:parent-style-name="details">
      <style:paragraph-properties fo:text-align="center" style:justify-single-word="false"/>
    </style:style>
    <style:style style:family="paragraph" style:name="details_P4" style:parent-style-name="details">
      <style:paragraph-properties fo:text-align="end" style:justify-single-word="false"/>
    </style:style>
    <style:style style:family="paragraph" style:name="details_P5" style:parent-style-name="details">
      <style:paragraph-properties fo:text-align="justify" style:justify-single-word="false"/>
    </style:style>
    <style:style style:family="paragraph" style:list-style-name="List_20_1" style:name="note_P1" style:parent-style-name="note"/>
    <style:style style:family="paragraph" style:list-style-name="Numbering_20_1" style:name="note_P2" style:parent-style-name="note"/>
    <style:style style:family="paragraph" style:name="note_P3" style:parent-style-name="note">
      <style:paragraph-properties fo:text-align="center" style:justify-single-word="false"/>
    </style:style>
    <style:style style:family="paragraph" style:name="note_P4" style:parent-style-name="note">
      <style:paragraph-properties fo:text-align="end" style:justify-single-word="false"/>
    </style:style>
    <style:style style:family="paragraph" style:name="note_P5" style:parent-style-name="note">
      <style:paragraph-properties fo:text-align="justify" style:justify-single-word="false"/>
    </style:style>
    <style:style style:family="paragraph" style:list-style-name="List_20_1" style:name="floating_P1" style:parent-style-name="floating"/>
    <style:style style:family="paragraph" style:list-style-name="Numbering_20_1" style:name="floating_P2" style:parent-style-name="floating"/>
    <style:style style:family="paragraph" style:name="floating_P3" style:parent-style-name="floating">
      <style:paragraph-properties fo:text-align="center" style:justify-single-word="false"/>
    </style:style>
    <style:style style:family="paragraph" style:name="floating_P4" style:parent-style-name="floating">
      <style:paragraph-properties fo:text-align="end" style:justify-single-word="false"/>
    </style:style>
    <style:style style:family="paragraph" style:name="floating_P5" style:parent-style-name="floating">
      <style:paragraph-properties fo:text-align="justify" style:justify-single-word="false"/>
    </style:style>
    <style:style style:family="paragraph" style:list-style-name="List_20_1" style:name="Text_20_body_P1" style:parent-style-name="Text_20_body"/>
    <style:style style:family="paragraph" style:list-style-name="Numbering_20_1" style:name="Text_20_body_P2" style:parent-style-name="Text_20_body"/>
    <style:style style:family="paragraph" style:name="Text_20_body_P3" style:parent-style-name="Text_20_body">
      <style:paragraph-properties fo:text-align="center" style:justify-single-word="false"/>
    </style:style>
    <style:style style:family="paragraph" style:name="Text_20_body_P4" style:parent-style-name="Text_20_body">
      <style:paragraph-properties fo:text-align="end" style:justify-single-word="false"/>
    </style:style>
    <style:style style:family="paragraph" style:name="Text_20_body_P5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utoriales Online</text:p>
      <text:p text:style-name="Text_20_body">freeCodeCamp.org</text:p>
      <text:p text:style-name="Text_20_body_Details">
      https://www.youtube.com/watch?v=rfscVS0vtbw
    </text:p>
      <text:p text:style-name="Text_20_body_Details"/>
      <text:p text:style-name="Text_20_body_Details">
      freeCodeCamp.org
    </text:p>
      <text:p text:style-name="Text_20_body_Details">
      Published on Jul 11, 2018
    </text:p>
      <text:p text:style-name="Text_20_body_Details"/>
      <text:p text:style-name="Text_20_body_Details">Course developed by Mike Dane. Check out his YouTube channel for more great programming courses: </text:p>
      <text:p text:style-name="Text_20_body_Details">
      https://www.youtube.com/channel/UCvmINlrza7JHB1zkIOuXEbw
    </text:p>
      <text:p text:style-name="Text_20_body_Details"/>
      <text:p text:style-name="Text_20_body_Details">
      ⭐️ Contents ⭐
    </text:p>
      <text:p text:style-name="Text_20_body_Details">
      ⌨️ (0:00) Introduction
    </text:p>
      <text:p text:style-name="Text_20_body_Details">
      ⌨️ (1:45) Installing Python &amp; PyCharm
    </text:p>
      <text:p text:style-name="Text_20_body_Details">
      ⌨️ (6:40) Setup &amp; Hello World
    </text:p>
      <text:p text:style-name="Text_20_body_Details">
      ⌨️ (10:23) Drawing a Shape
    </text:p>
      <text:p text:style-name="Text_20_body_Details">
      ⌨️ (15:06) Variables &amp; Data Types
    </text:p>
      <text:p text:style-name="Text_20_body_Details">
      ⌨️ (27:03) Working With Strings
    </text:p>
      <text:p text:style-name="Text_20_body_Details">
      ⌨️ (38:18) Working With Numbers
    </text:p>
      <text:p text:style-name="Text_20_body_Details">
      ⌨️ (48:26) Getting Input From Users
    </text:p>
      <text:p text:style-name="Text_20_body_Details">
      ⌨️ (52:37) Building a Basic Calculator
    </text:p>
      <text:p text:style-name="Text_20_body_Details">
      ⌨️ (58:27) Mad Libs Game
    </text:p>
      <text:p text:style-name="Text_20_body_Details">
      ⌨️ (1:03:10) Lists
    </text:p>
      <text:p text:style-name="Text_20_body_Details">
      ⌨️ (1:10:44) List Functions
    </text:p>
      <text:p text:style-name="Text_20_body_Details">
      ⌨️ (1:18:57) Tuples
    </text:p>
      <text:p text:style-name="Text_20_body_Details">
      ⌨️ (1:24:15) Functions
    </text:p>
      <text:p text:style-name="Text_20_body_Details">
      ⌨️ (1:34:11) Return Statement
    </text:p>
      <text:p text:style-name="Text_20_body_Details">
      ⌨️ (1:40:06) If Statements
    </text:p>
      <text:p text:style-name="Text_20_body_Details">
      ⌨️ (1:54:07) If Statements &amp; Comparisons
    </text:p>
      <text:p text:style-name="Text_20_body_Details">
      ⌨️ (2:00:37) Building a better Calculator
    </text:p>
      <text:p text:style-name="Text_20_body_Details">
      ⌨️ (2:07:17) Dictionaries
    </text:p>
      <text:p text:style-name="Text_20_body_Details">
      ⌨️ (2:14:13) While Loop
    </text:p>
      <text:p text:style-name="Text_20_body_Details">
      ⌨️ (2:20:21) Building a Guessing Game
    </text:p>
      <text:p text:style-name="Text_20_body_Details">
      ⌨️ (2:32:44) For Loops
    </text:p>
      <text:p text:style-name="Text_20_body_Details">
      ⌨️ (2:41:20) Exponent Function
    </text:p>
      <text:p text:style-name="Text_20_body_Details">
      ⌨️ (2:47:13) 2D Lists &amp; Nested Loops
    </text:p>
      <text:p text:style-name="Text_20_body_Details">
      ⌨️ (2:52:41) Building a Translator
    </text:p>
      <text:p text:style-name="Text_20_body_Details">
      ⌨️ (3:00:18) Comments
    </text:p>
      <text:p text:style-name="Text_20_body_Details">
      ⌨️ (3:04:17) Try / Except
    </text:p>
      <text:p text:style-name="Text_20_body_Details">
      ⌨️ (3:12:41) Reading Files
    </text:p>
      <text:p text:style-name="Text_20_body_Details">
      ⌨️ (3:21:26) Writing to Files
    </text:p>
      <text:p text:style-name="Text_20_body_Details">
      ⌨️ (3:28:13) Modules &amp; Pip
    </text:p>
      <text:p text:style-name="Text_20_body_Details">
      ⌨️ (3:43:56) Classes &amp; Objects
    </text:p>
      <text:p text:style-name="Text_20_body_Details">
      ⌨️ (3:57:37) Building a Multiple Choice Quiz
    </text:p>
      <text:p text:style-name="Text_20_body_Details">
      ⌨️ (4:08:28) Object Functions
    </text:p>
      <text:p text:style-name="Text_20_body_Details">
      ⌨️ (4:12:37) Inheritance
    </text:p>
      <text:p text:style-name="Text_20_body_Details">
      ⌨️ (4:20:43) Python Interpreter
    </text:p>
    </office:text>
  </office:body>
</office:document-content>
</file>

<file path=styles.xml><?xml version="1.0" encoding="utf-8"?>
<office:document-styles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fo="urn:oasis:names:tc:opendocument:xmlns:xsl-fo-compatible:1.0" xmlns:xlink="http://www.w3.org/1999/xlink" xmlns:office="urn:oasis:names:tc:opendocument:xmlns:office:1.0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family="paragraph" style:class="text" style:parent-style-name="Text_20_body" style:name="Text_body_Note" style:display-name="Text body Note"/>
    <style:style style:family="paragraph" style:class="text" style:parent-style-name="Text_20_body" style:name="Text_body_Details" style:display-name="Text body Details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class="text" style:next-style-name="Text_20_body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List_20_1" style:family="paragraph" style:display-name="List 1" style:parent-style-name="List" style:class="list"/>
    <style:style style:name="Numbering_20_1" style:family="paragraph" style:display-name="Numbering 1" style:parent-style-name="List" style:class="list"/>
    <style:style style:name="Error" style:family="paragraph" style:parent-style-name="Text_20_body">
      <style:paragraph-properties style:border-line-width="0.026cm 0.062cm 0.053cm" fo:padding="0.15cm" fo:border="4pt double #ff0000"/>
    </style:style>
    <style:style style:name="ErrorIntro" style:family="text">
      <style:text-properties fo:color="#ff0000" style:text-line-through-style="none" style:text-line-through-width="none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family="paragraph" style:class="text" style:parent-style-name="Text_20_body" style:name="details" style:display-name="details">
      <style:text-properties fo:color="#000000" fo:font-size="10pt"/>
      <style:paragraph-properties fo:background-color=""/>
    </style:style>
    <style:style style:family="paragraph" style:class="text" style:parent-style-name="details" style:name="details_Details" style:display-name="details Details"/>
    <style:style style:family="paragraph" style:class="text" style:parent-style-name="details" style:name="details_Note" style:display-name="details Note"/>
    <style:style style:family="paragraph" style:class="text" style:parent-style-name="Text_20_body" style:name="note" style:display-name="note">
      <style:text-properties fo:color="#000000" fo:font-size="10pt"/>
      <style:paragraph-properties fo:background-color=""/>
    </style:style>
    <style:style style:family="paragraph" style:class="text" style:parent-style-name="note" style:name="note_Details" style:display-name="note Details"/>
    <style:style style:family="paragraph" style:class="text" style:parent-style-name="note" style:name="note_Note" style:display-name="note Note"/>
    <style:style style:family="paragraph" style:class="text" style:parent-style-name="Text_20_body" style:name="floating" style:display-name="floating">
      <style:text-properties fo:color="#000000" fo:font-size="10pt"/>
      <style:paragraph-properties fo:background-color=""/>
    </style:style>
    <style:style style:family="paragraph" style:class="text" style:parent-style-name="floating" style:name="floating_Details" style:display-name="floating Details"/>
    <style:style style:family="paragraph" style:class="text" style:parent-style-name="floating" style:name="floating_Note" style:display-name="floating Note"/>
    <text:outline-style>
      <text:outline-level-style style:num-format="1" text:level="1" text:display-levels="1">
        <style:list-level-properties text:min-label-distance="0.381cm"/>
      </text:outline-level-style>
      <text:outline-level-style style:num-format="1" text:level="2" text:display-levels="2">
        <style:list-level-properties text:min-label-distance="0.381cm"/>
      </text:outline-level-style>
      <text:outline-level-style style:num-format="1" text:level="3" text:display-levels="3">
        <style:list-level-properties text:min-label-distance="0.381cm"/>
      </text:outline-level-style>
      <text:outline-level-style style:num-format="1" text:level="4" text:display-levels="4">
        <style:list-level-properties text:min-label-distance="0.381cm"/>
      </text:outline-level-style>
      <text:outline-level-style style:num-format="1" text:level="5" text:display-levels="5">
        <style:list-level-properties text:min-label-distance="0.381cm"/>
      </text:outline-level-style>
      <text:outline-level-style style:num-format="1" text:level="6" text:display-levels="6">
        <style:list-level-properties text:min-label-distance="0.381cm"/>
      </text:outline-level-style>
      <text:outline-level-style style:num-format="1" text:level="7" text:display-levels="7">
        <style:list-level-properties text:min-label-distance="0.381cm"/>
      </text:outline-level-style>
      <text:outline-level-style style:num-format="1" text:level="8" text:display-levels="8">
        <style:list-level-properties text:min-label-distance="0.381cm"/>
      </text:outline-level-style>
      <text:outline-level-style style:num-format="1" text:level="9" text:display-levels="9">
        <style:list-level-properties text:min-label-distance="0.381cm"/>
      </text:outline-level-style>
      <text:outline-level-style style:num-format="1" text:level="10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style-name="Numbering_20_Symbols" style:num-suffix="." style:num-format="1" text:level="1">
        <style:list-level-properties text:list-level-position-and-space-mode="label-alignment">
          <style:list-level-label-alignment text:label-followed-by="listtab" text:list-tab-stop-position="5mm" fo:margin-left="5mm" fo:text-indent="-5mm"/>
        </style:list-level-properties>
      </text:list-level-style-number>
      <text:list-level-style-number text:style-name="Numbering_20_Symbols" style:num-suffix="." style:num-format="1" text:level="2">
        <style:list-level-properties text:list-level-position-and-space-mode="label-alignment">
          <style:list-level-label-alignment text:label-followed-by="listtab" text:list-tab-stop-position="10mm" fo:margin-left="10mm" fo:text-indent="-5mm"/>
        </style:list-level-properties>
      </text:list-level-style-number>
      <text:list-level-style-number text:style-name="Numbering_20_Symbols" style:num-suffix="." style:num-format="1" text:level="3">
        <style:list-level-properties text:list-level-position-and-space-mode="label-alignment">
          <style:list-level-label-alignment text:label-followed-by="listtab" text:list-tab-stop-position="15mm" fo:margin-left="15mm" fo:text-indent="-5mm"/>
        </style:list-level-properties>
      </text:list-level-style-number>
      <text:list-level-style-number text:style-name="Numbering_20_Symbols" style:num-suffix="." style:num-format="1" text:level="4">
        <style:list-level-properties text:list-level-position-and-space-mode="label-alignment">
          <style:list-level-label-alignment text:label-followed-by="listtab" text:list-tab-stop-position="20mm" fo:margin-left="20mm" fo:text-indent="-5mm"/>
        </style:list-level-properties>
      </text:list-level-style-number>
      <text:list-level-style-number text:style-name="Numbering_20_Symbols" style:num-suffix="." style:num-format="1" text:level="5">
        <style:list-level-properties text:list-level-position-and-space-mode="label-alignment">
          <style:list-level-label-alignment text:label-followed-by="listtab" text:list-tab-stop-position="25mm" fo:margin-left="25mm" fo:text-indent="-5mm"/>
        </style:list-level-properties>
      </text:list-level-style-number>
      <text:list-level-style-number text:style-name="Numbering_20_Symbols" style:num-suffix="." style:num-format="1" text:level="6">
        <style:list-level-properties text:list-level-position-and-space-mode="label-alignment">
          <style:list-level-label-alignment text:label-followed-by="listtab" text:list-tab-stop-position="30mm" fo:margin-left="30mm" fo:text-indent="-5mm"/>
        </style:list-level-properties>
      </text:list-level-style-number>
      <text:list-level-style-number text:style-name="Numbering_20_Symbols" style:num-suffix="." style:num-format="1" text:level="7">
        <style:list-level-properties text:list-level-position-and-space-mode="label-alignment">
          <style:list-level-label-alignment text:label-followed-by="listtab" text:list-tab-stop-position="35mm" fo:margin-left="35mm" fo:text-indent="-5mm"/>
        </style:list-level-properties>
      </text:list-level-style-number>
      <text:list-level-style-number text:style-name="Numbering_20_Symbols" style:num-suffix="." style:num-format="1" text:level="8">
        <style:list-level-properties text:list-level-position-and-space-mode="label-alignment">
          <style:list-level-label-alignment text:label-followed-by="listtab" text:list-tab-stop-position="40mm" fo:margin-left="40mm" fo:text-indent="-5mm"/>
        </style:list-level-properties>
      </text:list-level-style-number>
      <text:list-level-style-number text:style-name="Numbering_20_Symbols" style:num-suffix="." style:num-format="1" text:level="9">
        <style:list-level-properties text:list-level-position-and-space-mode="label-alignment">
          <style:list-level-label-alignment text:label-followed-by="listtab" text:list-tab-stop-position="45mm" fo:margin-left="45mm" fo:text-indent="-5mm"/>
        </style:list-level-properties>
      </text:list-level-style-number>
      <text:list-level-style-number text:style-name="Numbering_20_Symbols" style:num-suffix="." style:num-format="1" text:level="10">
        <style:list-level-properties text:list-level-position-and-space-mode="label-alignment">
          <style:list-level-label-alignment text:label-followed-by="listtab" text:list-tab-stop-position="50mm" fo:margin-left="50mm" fo:text-indent="-5mm"/>
        </style:list-level-properties>
      </text:list-level-style-number>
    </text:list-style>
    <text:list-style style:name="List_20_1" style:display-name="List 1">
      <text:list-level-style-bullet text:style-name="Bullet_20_Symbols" text:level="1" text:bullet-char="●">
        <style:list-level-properties text:list-level-position-and-space-mode="label-alignment">
          <style:list-level-label-alignment text:label-followed-by="listtab" text:list-tab-stop-position="4mm" fo:margin-left="4mm" fo:text-indent="-4mm"/>
        </style:list-level-properties>
      </text:list-level-style-bullet>
      <text:list-level-style-bullet text:style-name="Bullet_20_Symbols" text:level="2" text:bullet-char="○">
        <style:list-level-properties text:list-level-position-and-space-mode="label-alignment">
          <style:list-level-label-alignment text:label-followed-by="listtab" text:list-tab-stop-position="8mm" fo:margin-left="8mm" fo:text-indent="-4mm"/>
        </style:list-level-properties>
      </text:list-level-style-bullet>
      <text:list-level-style-bullet text:style-name="Bullet_20_Symbols" text:level="3" text:bullet-char="■">
        <style:list-level-properties text:list-level-position-and-space-mode="label-alignment">
          <style:list-level-label-alignment text:label-followed-by="listtab" text:list-tab-stop-position="12mm" fo:margin-left="12mm" fo:text-indent="-4mm"/>
        </style:list-level-properties>
      </text:list-level-style-bullet>
      <text:list-level-style-bullet text:style-name="Bullet_20_Symbols" text:level="4" text:bullet-char="●">
        <style:list-level-properties text:list-level-position-and-space-mode="label-alignment">
          <style:list-level-label-alignment text:label-followed-by="listtab" text:list-tab-stop-position="16mm" fo:margin-left="16mm" fo:text-indent="-4mm"/>
        </style:list-level-properties>
      </text:list-level-style-bullet>
      <text:list-level-style-bullet text:style-name="Bullet_20_Symbols" text:level="5" text:bullet-char="○">
        <style:list-level-properties text:list-level-position-and-space-mode="label-alignment">
          <style:list-level-label-alignment text:label-followed-by="listtab" text:list-tab-stop-position="20mm" fo:margin-left="20mm" fo:text-indent="-4mm"/>
        </style:list-level-properties>
      </text:list-level-style-bullet>
      <text:list-level-style-bullet text:style-name="Bullet_20_Symbols" text:level="6" text:bullet-char="■">
        <style:list-level-properties text:list-level-position-and-space-mode="label-alignment">
          <style:list-level-label-alignment text:label-followed-by="listtab" text:list-tab-stop-position="24mm" fo:margin-left="24mm" fo:text-indent="-4mm"/>
        </style:list-level-properties>
      </text:list-level-style-bullet>
      <text:list-level-style-bullet text:style-name="Bullet_20_Symbols" text:level="7" text:bullet-char="●">
        <style:list-level-properties text:list-level-position-and-space-mode="label-alignment">
          <style:list-level-label-alignment text:label-followed-by="listtab" text:list-tab-stop-position="28mm" fo:margin-left="28mm" fo:text-indent="-4mm"/>
        </style:list-level-properties>
      </text:list-level-style-bullet>
      <text:list-level-style-bullet text:style-name="Bullet_20_Symbols" text:level="8" text:bullet-char="○">
        <style:list-level-properties text:list-level-position-and-space-mode="label-alignment">
          <style:list-level-label-alignment text:label-followed-by="listtab" text:list-tab-stop-position="32mm" fo:margin-left="32mm" fo:text-indent="-4mm"/>
        </style:list-level-properties>
      </text:list-level-style-bullet>
      <text:list-level-style-bullet text:style-name="Bullet_20_Symbols" text:level="9" text:bullet-char="■">
        <style:list-level-properties text:list-level-position-and-space-mode="label-alignment">
          <style:list-level-label-alignment text:label-followed-by="listtab" text:list-tab-stop-position="36mm" fo:margin-left="36mm" fo:text-indent="-4mm"/>
        </style:list-level-properties>
      </text:list-level-style-bullet>
      <text:list-level-style-bullet text:style-name="Bullet_20_Symbols" text:level="10" text:bullet-char="●">
        <style:list-level-properties text:list-level-position-and-space-mode="label-alignment">
          <style:list-level-label-alignment text:label-followed-by="listtab" text:list-tab-stop-position="40mm" fo:margin-left="40mm" fo:text-indent="-4m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